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58219c" officeooo:paragraph-rsid="000390d7"/>
    </style:style>
    <style:style style:name="P2" style:family="paragraph" style:parent-style-name="Standard">
      <style:text-properties officeooo:rsid="00235957" officeooo:paragraph-rsid="0004a20d"/>
    </style:style>
    <style:style style:name="P3" style:family="paragraph" style:parent-style-name="Standard">
      <style:text-properties officeooo:rsid="00235957" officeooo:paragraph-rsid="00066a99"/>
    </style:style>
    <style:style style:name="P4" style:family="paragraph" style:parent-style-name="Standard">
      <style:text-properties officeooo:rsid="00235957" officeooo:paragraph-rsid="0006ee06"/>
    </style:style>
    <style:style style:name="P5" style:family="paragraph" style:parent-style-name="Standard">
      <style:text-properties officeooo:rsid="0004a20d" officeooo:paragraph-rsid="0004a20d"/>
    </style:style>
    <style:style style:name="P6" style:family="paragraph" style:parent-style-name="Standard">
      <style:text-properties officeooo:rsid="00066a99" officeooo:paragraph-rsid="00066a99"/>
    </style:style>
    <style:style style:name="P7" style:family="paragraph" style:parent-style-name="Standard">
      <style:text-properties officeooo:rsid="0006ee06" officeooo:paragraph-rsid="0006ee06"/>
    </style:style>
    <style:style style:name="T1" style:family="text">
      <style:text-properties officeooo:rsid="000390d7"/>
    </style:style>
    <style:style style:name="T2" style:family="text">
      <style:text-properties officeooo:rsid="0007d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ow <text:span text:style-name="T2">m</text:span>o <text:span text:style-name="T2">w</text:span>orld</text:p>
      <text:p text:style-name="P1">Everything is going in slow motion. People talk in a deep bass, and you can see every beat of a hummingbird's wings. <text:span text:style-name="T1">This makes it easy to defeat or escape the people around you, but it's almost impossible to be understood. <text:s/></text:span></text:p>
      <text:p text:style-name="P1"/>
      <text:p text:style-name="P2">Giant in a 2d world</text:p>
      <text:p text:style-name="P5">The scenario plays out on the floor beneath you, like an animated cartoon on a piece of paper. You gingerly step over buildings and people, trying not to squash someone.</text:p>
      <text:p text:style-name="P5"/>
      <text:p text:style-name="P3">Wrap around world</text:p>
      <text:p text:style-name="P6">If you walk off one side of this world, you come straight back on the other. In fact, if you look in a certain direction, you can see the back of your own head. You feel ill.</text:p>
      <text:p text:style-name="P6"/>
      <text:p text:style-name="P4">Fast forwarded world</text:p>
      <text:p text:style-name="P7">The world zips past at lightening speed. Everyone but you talks like a chipmunk on stimulants. This will definitely make things more difficult, although, with slowness comes a certain ponderous mass that lets you punch through mountain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3:58:30.036135291</meta:creation-date>
    <meta:generator>LibreOffice/6.0.3.2$Linux_X86_64 LibreOffice_project/00m0$Build-2</meta:generator>
    <dc:date>2018-10-22T14:13:48.098519759</dc:date>
    <meta:editing-duration>PT15M15S</meta:editing-duration>
    <meta:editing-cycles>5</meta:editing-cycles>
    <meta:document-statistic meta:table-count="0" meta:image-count="0" meta:object-count="0" meta:page-count="1" meta:paragraph-count="8" meta:word-count="159" meta:character-count="876" meta:non-whitespace-character-count="723"/>
  </office:meta>
</office:document-meta>
</file>